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83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57.45mm"/>
    </style:style>
    <style:style style:name="co8" style:family="table-column">
      <style:table-column-properties fo:break-before="auto" style:column-width="62.99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6.76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49.64mm"/>
    </style:style>
    <style:style style:name="co14" style:family="table-column">
      <style:table-column-properties fo:break-before="auto" style:column-width="81.51mm"/>
    </style:style>
    <style:style style:name="co15" style:family="table-column">
      <style:table-column-properties fo:break-before="auto" style:column-width="61.08mm"/>
    </style:style>
    <style:style style:name="co16" style:family="table-column">
      <style:table-column-properties fo:break-before="auto" style:column-width="44.93mm"/>
    </style:style>
    <style:style style:name="co17" style:family="table-column">
      <style:table-column-properties fo:break-before="auto" style:column-width="80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="0.06pt solid #000000"/>
    </style:style>
    <style:style style:name="ce18" style:family="table-cell" style:parent-style-name="Default" style:data-style-name="N37"/>
    <style:style style:name="ce10" style:family="table-cell" style:parent-style-name="Default" style:data-style-name="N2">
      <style:table-cell-properties fo:border="0.06pt solid #000000"/>
    </style:style>
    <style:style style:name="ce20" style:family="table-cell" style:parent-style-name="Default" style:data-style-name="N37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unidades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ESTADO</text:p>
          </table:table-cell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SITE</text:p>
          </table:table-cell>
          <table:table-cell table:style-name="ce6" office:value-type="string" calcext:value-type="string">
            <text:p>GITHUB</text:p>
          </table:table-cell>
          <table:table-cell table:style-name="ce6" office:value-type="string" calcext:value-type="string">
            <text:p>TWITTER</text:p>
          </table:table-cell>
          <table:table-cell table:style-name="ce6" office:value-type="string" calcext:value-type="string">
            <text:p>FACEBOOK</text:p>
          </table:table-cell>
          <table:table-cell table:style-name="ce6" office:value-type="string" calcext:value-type="string">
            <text:p>INSTAGRAM</text:p>
          </table:table-cell>
          <table:table-cell table:style-name="ce6" office:value-type="string" calcext:value-type="string">
            <text:p>TELEGRAM</text:p>
          </table:table-cell>
        </table:table-row>
        <table:table-row table:style-name="ro2">
          <table:table-cell table:style-name="ce4"/>
          <table:table-cell table:style-name="ce7" office:value-type="string" calcext:value-type="string">
            <text:p>PHPESTE</text:p>
          </table:table-cell>
          <table:table-cell table:style-name="ce7" office:value-type="string" calcext:value-type="string">
            <text:p>https://phpeste.net</text:p>
          </table:table-cell>
          <table:table-cell table:style-name="ce8" office:value-type="string" calcext:value-type="string">
            <text:p><text:a xlink:href="https://github.com/PHPeste" xlink:type="simple">https://github.com/PHPeste</text:a> </text:p>
          </table:table-cell>
          <table:table-cell table:style-name="ce8" office:value-type="string" calcext:value-type="string">
            <text:p><text:a xlink:href="https://twitter.com/phpestene" xlink:type="simple">https://twitter.com/phpestene</text:a> </text:p>
          </table:table-cell>
          <table:table-cell table:style-name="ce8" office:value-type="string" calcext:value-type="string">
            <text:p><text:a xlink:href="https://www.facebook.com/PeAgaPeste/" xlink:type="simple">https://www.facebook.com/PeAgaPeste/</text:a> </text:p>
          </table:table-cell>
          <table:table-cell table:style-name="ce8" office:value-type="string" calcext:value-type="string">
            <text:p><text:a xlink:href="https://www.instagram.com/phpeste/" xlink:type="simple">https://www.instagram.com/phpeste/</text:a> </text:p>
          </table:table-cell>
          <table:table-cell table:style-name="ce8" office:value-type="string" calcext:value-type="string">
            <text:p><text:a xlink:href="https://t.me/phpeste" xlink:type="simple">https://t.me/phpeste</text:a> </text:p>
          </table:table-cell>
        </table:table-row>
        <table:table-row table:style-name="ro3">
          <table:table-cell table:style-name="ce4" office:value-type="string" calcext:value-type="string">
            <text:p>AL</text:p>
          </table:table-cell>
          <table:table-cell table:style-name="ce7" office:value-type="string" calcext:value-type="string">
            <text:p>PHP User Group – Alagoas</text:p>
          </table:table-cell>
          <table:table-cell table:style-name="ce8" office:value-type="string" calcext:value-type="string">
            <text:p><text:a xlink:href="http://www.php-al.org/" xlink:type="simple">http://www.php-al.org/</text:a> </text:p>
          </table:table-cell>
          <table:table-cell table:style-name="ce8" office:value-type="string" calcext:value-type="string">
            <text:p><text:a xlink:href="https://github.com/PHP-AL" xlink:type="simple">https://github.com/PHP-AL</text:a> </text:p>
          </table:table-cell>
          <table:table-cell table:style-name="ce8" office:value-type="string" calcext:value-type="string">
            <text:p><text:a xlink:href="https://twitter.com/php_al" xlink:type="simple">https://twitter.com/php_al</text:a> </text:p>
          </table:table-cell>
          <table:table-cell table:style-name="ce7"/>
          <table:table-cell table:style-name="ce8" office:value-type="string" calcext:value-type="string">
            <text:p><text:a xlink:href="https://www.instagram.com/php.al/" xlink:type="simple">https://www.instagram.com/php.al/</text:a>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BA</text:p>
          </table:table-cell>
          <table:table-cell table:style-name="ce7" office:value-type="string" calcext:value-type="string">
            <text:p>PHPBA</text:p>
          </table:table-cell>
          <table:table-cell table:style-name="ce8" office:value-type="string" calcext:value-type="string">
            <text:p><text:a xlink:href="http://phpba.com.br/" xlink:type="simple">http://phpba.com.br/</text:a> </text:p>
          </table:table-cell>
          <table:table-cell table:style-name="ce8" office:value-type="string" calcext:value-type="string">
            <text:p><text:a xlink:href="https://github.com/phpba/" xlink:type="simple">https://github.com/phpba/</text:a> </text:p>
          </table:table-cell>
          <table:table-cell table:style-name="ce8" office:value-type="string" calcext:value-type="string">
            <text:p><text:a xlink:href="https://twitter.com/phpba" xlink:type="simple">https://twitter.com/phpba</text:a> </text:p>
          </table:table-cell>
          <table:table-cell table:style-name="ce7" table:number-columns-repeated="2"/>
          <table:table-cell table:style-name="ce7" office:value-type="string" calcext:value-type="string">
            <text:p>https://telegram.me/phpba</text:p>
          </table:table-cell>
        </table:table-row>
        <table:table-row table:style-name="ro2">
          <table:table-cell table:style-name="ce4" office:value-type="string" calcext:value-type="string">
            <text:p>CE</text:p>
          </table:table-cell>
          <table:table-cell table:style-name="ce7" office:value-type="string" calcext:value-type="string">
            <text:p>PHP com Rapadura</text:p>
          </table:table-cell>
          <table:table-cell table:style-name="ce8" office:value-type="string" calcext:value-type="string">
            <text:p><text:a xlink:href="http://phpcomrapadura.org/" xlink:type="simple">http://phpcomrapadura.org/</text:a> </text:p>
          </table:table-cell>
          <table:table-cell table:style-name="ce8" office:value-type="string" calcext:value-type="string">
            <text:p><text:a xlink:href="https://github.com/PHPcomRapadura" xlink:type="simple">https://github.com/PHPcomRapadura</text:a> </text:p>
          </table:table-cell>
          <table:table-cell table:style-name="ce8" office:value-type="string" calcext:value-type="string">
            <text:p><text:a xlink:href="https://twitter.com/phpcomrapadura" xlink:type="simple">https://twitter.com/phpcomrapadura</text:a> </text:p>
          </table:table-cell>
          <table:table-cell table:style-name="ce8" office:value-type="string" calcext:value-type="string">
            <text:p><text:a xlink:href="https://www.facebook.com/RAPADURAdoPoder/" xlink:type="simple">https://www.facebook.com/RAPADURAdoPoder/</text:a> </text:p>
          </table:table-cell>
          <table:table-cell table:style-name="ce8" office:value-type="string" calcext:value-type="string">
            <text:p><text:a xlink:href="https://www.instagram.com/phpcomrapadura/" xlink:type="simple">https://www.instagram.com/phpcomrapadura/</text:a> </text:p>
          </table:table-cell>
          <table:table-cell table:style-name="ce16" office:value-type="string" calcext:value-type="string">
            <text:p><text:a xlink:href="https://t.me/phpcomrapadura" xlink:type="simple">https://t.me/phpcomrapadura</text:a> </text:p>
          </table:table-cell>
        </table:table-row>
        <table:table-row table:style-name="ro2">
          <table:table-cell table:style-name="ce4" office:value-type="string" calcext:value-type="string">
            <text:p>MA</text:p>
          </table:table-cell>
          <table:table-cell table:style-name="ce7" office:value-type="string" calcext:value-type="string">
            <text:p>PHP Maranhão</text:p>
          </table:table-cell>
          <table:table-cell table:style-name="ce8" office:value-type="string" calcext:value-type="string">
            <text:p><text:a xlink:href="https://phpmaranhao.com.br/" xlink:type="simple">https://phpmaranhao.com.br/</text:a> </text:p>
          </table:table-cell>
          <table:table-cell table:style-name="ce8" office:value-type="string" calcext:value-type="string">
            <text:p><text:a xlink:href="https://github.com/phpmaranhao" xlink:type="simple">https://github.com/phpmaranhao</text:a> </text:p>
          </table:table-cell>
          <table:table-cell table:style-name="ce8" office:value-type="string" calcext:value-type="string">
            <text:p><text:a xlink:href="https://twitter.com/phpmaranhao" xlink:type="simple">https://twitter.com/phpmaranhao</text:a> </text:p>
          </table:table-cell>
          <table:table-cell table:style-name="ce8" office:value-type="string" calcext:value-type="string">
            <text:p><text:a xlink:href="https://www.facebook.com/devswebmaranhao/" xlink:type="simple">https://www.facebook.com/devswebmaranhao/</text:a> </text:p>
          </table:table-cell>
          <table:table-cell table:style-name="ce8" office:value-type="string" calcext:value-type="string">
            <text:p><text:a xlink:href="https://www.instagram.com/phpmaranhao/" xlink:type="simple">https://www.instagram.com/phpmaranhao/</text:a> </text:p>
          </table:table-cell>
          <table:table-cell table:style-name="ce7" office:value-type="string" calcext:value-type="string">
            <text:p>https://t.me/phpmaranhao</text:p>
          </table:table-cell>
        </table:table-row>
        <table:table-row table:style-name="ro1">
          <table:table-cell table:style-name="ce4" office:value-type="string" calcext:value-type="string">
            <text:p>PB</text:p>
          </table:table-cell>
          <table:table-cell table:style-name="ce7" office:value-type="string" calcext:value-type="string">
            <text:p>PHP PB</text:p>
          </table:table-cell>
          <table:table-cell table:style-name="ce8" office:value-type="string" calcext:value-type="string">
            <text:p><text:a xlink:href="http://php-pb.net/" xlink:type="simple">http://php-pb.net/</text:a> </text:p>
          </table:table-cell>
          <table:table-cell table:style-name="ce8" office:value-type="string" calcext:value-type="string">
            <text:p><text:a xlink:href="https://github.com/php-pb" xlink:type="simple">https://github.com/php-pb</text:a> </text:p>
          </table:table-cell>
          <table:table-cell table:style-name="ce8" office:value-type="string" calcext:value-type="string">
            <text:p><text:a xlink:href="https://twitter.com/phppb" xlink:type="simple">https://twitter.com/phppb</text:a> </text:p>
          </table:table-cell>
          <table:table-cell table:style-name="ce7"/>
          <table:table-cell table:style-name="ce8" office:value-type="string" calcext:value-type="string">
            <text:p><text:a xlink:href="https://www.instagram.com/phppb/" xlink:type="simple">https://www.instagram.com/phppb/</text:a> </text:p>
          </table:table-cell>
          <table:table-cell table:style-name="ce8" office:value-type="string" calcext:value-type="string">
            <text:p><text:a xlink:href="https://t.me/phppb" xlink:type="simple">https://t.me/phppb</text:a> </text:p>
          </table:table-cell>
        </table:table-row>
        <table:table-row table:style-name="ro2">
          <table:table-cell table:style-name="ce4" office:value-type="string" calcext:value-type="string">
            <text:p>PE</text:p>
          </table:table-cell>
          <table:table-cell table:style-name="ce7" office:value-type="string" calcext:value-type="string">
            <text:p>PHP Pernambuco</text:p>
          </table:table-cell>
          <table:table-cell table:style-name="ce8" office:value-type="string" calcext:value-type="string">
            <text:p><text:a xlink:href="https://www.phppe.net/" xlink:type="simple">https://www.phppe.net/</text:a> </text:p>
          </table:table-cell>
          <table:table-cell table:style-name="ce8" office:value-type="string" calcext:value-type="string">
            <text:p><text:a xlink:href="https://github.com/php-pernambuco" xlink:type="simple">https://github.com/php-pernambuco</text:a> </text:p>
          </table:table-cell>
          <table:table-cell table:style-name="ce8" office:value-type="string" calcext:value-type="string">
            <text:p><text:a xlink:href="https://twitter.com/PHPPernambuco" xlink:type="simple">https://twitter.com/PHPPernambuco</text:a> </text:p>
          </table:table-cell>
          <table:table-cell table:style-name="ce7"/>
          <table:table-cell table:style-name="ce8" office:value-type="string" calcext:value-type="string">
            <text:p><text:a xlink:href="https://www.instagram.com/phppernambuco/" xlink:type="simple">https://www.instagram.com/phppernambuco/</text:a> </text:p>
          </table:table-cell>
          <table:table-cell table:style-name="ce7" office:value-type="string" calcext:value-type="string">
            <text:p>https://t.me/phppe</text:p>
          </table:table-cell>
        </table:table-row>
        <table:table-row table:style-name="ro1">
          <table:table-cell table:style-name="ce4" office:value-type="string" calcext:value-type="string">
            <text:p>PI</text:p>
          </table:table-cell>
          <table:table-cell table:style-name="ce7" office:value-type="string" calcext:value-type="string">
            <text:p>PHP PI</text:p>
          </table:table-cell>
          <table:table-cell table:style-name="ce7" table:number-columns-repeated="6"/>
        </table:table-row>
        <table:table-row table:style-name="ro1">
          <table:table-cell table:style-name="ce4" office:value-type="string" calcext:value-type="string">
            <text:p>RN</text:p>
          </table:table-cell>
          <table:table-cell table:style-name="ce7" office:value-type="string" calcext:value-type="string">
            <text:p>PHP RN</text:p>
          </table:table-cell>
          <table:table-cell table:style-name="ce8" office:value-type="string" calcext:value-type="string">
            <text:p><text:a xlink:href="http://www.phprn.org/" xlink:type="simple">http://www.phprn.org/</text:a> </text:p>
          </table:table-cell>
          <table:table-cell table:style-name="ce8" office:value-type="string" calcext:value-type="string">
            <text:p><text:a xlink:href="https://github.com/phprn" xlink:type="simple">https://github.com/phprn</text:a> </text:p>
          </table:table-cell>
          <table:table-cell table:style-name="ce8" office:value-type="string" calcext:value-type="string">
            <text:p><text:a xlink:href="https://twitter.com/php_rn" xlink:type="simple">https://twitter.com/php_rn</text:a> </text:p>
          </table:table-cell>
          <table:table-cell table:style-name="ce7"/>
          <table:table-cell table:style-name="ce8" office:value-type="string" calcext:value-type="string">
            <text:p><text:a xlink:href="https://www.instagram.com/php.rn/" xlink:type="simple">https://www.instagram.com/php.rn/</text:a> </text:p>
          </table:table-cell>
          <table:table-cell table:style-name="ce8" office:value-type="string" calcext:value-type="string">
            <text:p><text:a xlink:href="https://t.me/phprn" xlink:type="simple">https://t.me/phprn</text:a> </text:p>
          </table:table-cell>
        </table:table-row>
        <table:table-row table:style-name="ro1">
          <table:table-cell table:style-name="ce4" office:value-type="string" calcext:value-type="string">
            <text:p>SE</text:p>
          </table:table-cell>
          <table:table-cell table:style-name="ce7" office:value-type="string" calcext:value-type="string">
            <text:p>PHP SE</text:p>
          </table:table-cell>
          <table:table-cell table:style-name="ce8" office:value-type="string" calcext:value-type="string">
            <text:p><text:a xlink:href="http://www.phpse.net/" xlink:type="simple">http://www.phpse.net/</text:a> </text:p>
          </table:table-cell>
          <table:table-cell table:style-name="ce8" office:value-type="string" calcext:value-type="string">
            <text:p><text:a xlink:href="https://github.com/PHPSergipe" xlink:type="simple">https://github.com/PHPSergipe</text:a> </text:p>
          </table:table-cell>
          <table:table-cell table:style-name="ce8" office:value-type="string" calcext:value-type="string">
            <text:p><text:a xlink:href="https://twitter.com/phpse" xlink:type="simple">https://twitter.com/phpse</text:a> </text:p>
          </table:table-cell>
          <table:table-cell table:style-name="ce7" table:number-columns-repeated="2"/>
          <table:table-cell table:style-name="ce8" office:value-type="string" calcext:value-type="string">
            <text:p><text:a xlink:href="https://telegram.me/phpSE" xlink:type="simple">https://telegram.me/phpSE</text:a> 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ithub" table:style-name="ta1">
        <table:shapes>
          <draw:frame draw:z-index="0" draw:style-name="gr1" draw:text-style-name="P1" svg:width="159.99mm" svg:height="89.99mm" svg:x="35.6mm" svg:y="62.62mm">
            <draw:object draw:notify-on-update-of-ranges="Github.A2:Github.B11 Github.D1:Github.D1 Github.D2:Github.D11 Github.E1:Github.E1 Github.E2:Github.E11 Github.F1:Github.F1 Github.F2:Github.F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10"/>
        <table:table-column table:style-name="co1" table:default-cell-style-name="ce20"/>
        <table:table-row table:style-name="ro1">
          <table:table-cell table:style-name="ce6" table:formula="of:=[$Comunidades.A1]" office:value-type="string" office:string-value="ESTADO" calcext:value-type="string">
            <text:p>ESTADO</text:p>
          </table:table-cell>
          <table:table-cell table:style-name="ce6" table:formula="of:=[$Comunidades.B1]" office:value-type="string" office:string-value="NOME" calcext:value-type="string">
            <text:p>NOME</text:p>
          </table:table-cell>
          <table:table-cell table:style-name="ce6" table:formula="of:=[$Comunidades.D1]" office:value-type="string" office:string-value="GITHUB" calcext:value-type="string">
            <text:p>GITHUB</text:p>
          </table:table-cell>
          <table:table-cell table:style-name="ce6" office:value-type="string" calcext:value-type="string">
            <text:p>Repositórios</text:p>
          </table:table-cell>
          <table:table-cell table:style-name="ce6" office:value-type="string" calcext:value-type="string">
            <text:p>Pessoas</text:p>
          </table:table-cell>
          <table:table-cell table:style-name="ce6" office:value-type="string" calcext:value-type="string">
            <text:p>Produtividade</text:p>
          </table:table-cell>
          <table:table-cell table:style-name="ce6" office:value-type="string" calcext:value-type="string">
            <text:p>Data Coleta</text:p>
          </table:table-cell>
        </table:table-row>
        <table:table-row table:style-name="ro1">
          <table:table-cell table:formula="of:=[$Comunidades.A6]" office:value-type="string" office:string-value="MA" calcext:value-type="string">
            <text:p>MA</text:p>
          </table:table-cell>
          <table:table-cell table:formula="of:=[$Comunidades.B6]" office:value-type="string" office:string-value="PHP Maranhão" calcext:value-type="string">
            <text:p>PHP Maranhão</text:p>
          </table:table-cell>
          <table:table-cell table:formula="of:=[$Comunidades.D6]" office:value-type="string" office:string-value="https://github.com/phpmaranhao " calcext:value-type="string">
            <text:p>https://github.com/phpmaranhao 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D2]/[.E2]" office:value-type="float" office:value="7.25" calcext:value-type="float">
            <text:p>7,25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10]" office:value-type="string" office:string-value="RN" calcext:value-type="string">
            <text:p>RN</text:p>
          </table:table-cell>
          <table:table-cell table:formula="of:=[$Comunidades.B10]" office:value-type="string" office:string-value="PHP RN" calcext:value-type="string">
            <text:p>PHP RN</text:p>
          </table:table-cell>
          <table:table-cell table:formula="of:=[$Comunidades.D10]" office:value-type="string" office:string-value="https://github.com/phprn " calcext:value-type="string">
            <text:p>https://github.com/phprn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D3]/[.E3]" office:value-type="float" office:value="7" calcext:value-type="float">
            <text:p>7,0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5]" office:value-type="string" office:string-value="CE" calcext:value-type="string">
            <text:p>CE</text:p>
          </table:table-cell>
          <table:table-cell table:formula="of:=[$Comunidades.B5]" office:value-type="string" office:string-value="PHP com Rapadura" calcext:value-type="string">
            <text:p>PHP com Rapadura</text:p>
          </table:table-cell>
          <table:table-cell table:formula="of:=[$Comunidades.D5]" office:value-type="string" office:string-value="https://github.com/PHPcomRapadura " calcext:value-type="string">
            <text:p>https://github.com/PHPcomRapadura 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[.D4]/[.E4]" office:value-type="float" office:value="3.5" calcext:value-type="float">
            <text:p>3,5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11]" office:value-type="string" office:string-value="SE" calcext:value-type="string">
            <text:p>SE</text:p>
          </table:table-cell>
          <table:table-cell table:formula="of:=[$Comunidades.B11]" office:value-type="string" office:string-value="PHP SE" calcext:value-type="string">
            <text:p>PHP SE</text:p>
          </table:table-cell>
          <table:table-cell table:formula="of:=[$Comunidades.D11]" office:value-type="string" office:string-value="https://github.com/PHPSergipe " calcext:value-type="string">
            <text:p>https://github.com/PHPSergipe 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D5]/[.E5]" office:value-type="float" office:value="2.5" calcext:value-type="float">
            <text:p>2,5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7]" office:value-type="string" office:string-value="PB" calcext:value-type="string">
            <text:p>PB</text:p>
          </table:table-cell>
          <table:table-cell table:formula="of:=[$Comunidades.B7]" office:value-type="string" office:string-value="PHP PB" calcext:value-type="string">
            <text:p>PHP PB</text:p>
          </table:table-cell>
          <table:table-cell table:formula="of:=[$Comunidades.D7]" office:value-type="string" office:string-value="https://github.com/php-pb " calcext:value-type="string">
            <text:p>https://github.com/php-pb 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6]/[.E6]" office:value-type="float" office:value="1.8" calcext:value-type="float">
            <text:p>1,8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style-name="ce9"/>
          <table:table-cell table:formula="of:=[$Comunidades.B2]" office:value-type="string" office:string-value="PHPESTE" calcext:value-type="string">
            <text:p>PHPESTE</text:p>
          </table:table-cell>
          <table:table-cell table:formula="of:=[$Comunidades.D2]" office:value-type="string" office:string-value="https://github.com/PHPeste " calcext:value-type="string">
            <text:p>https://github.com/PHPeste 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formula="of:=[.D7]/[.E7]" office:value-type="float" office:value="1.75" calcext:value-type="float">
            <text:p>1,75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4]" office:value-type="string" office:string-value="BA" calcext:value-type="string">
            <text:p>BA</text:p>
          </table:table-cell>
          <table:table-cell table:formula="of:=[$Comunidades.B4]" office:value-type="string" office:string-value="PHPBA" calcext:value-type="string">
            <text:p>PHPBA</text:p>
          </table:table-cell>
          <table:table-cell table:formula="of:=[$Comunidades.D4]" office:value-type="string" office:string-value="https://github.com/phpba/ " calcext:value-type="string">
            <text:p>https://github.com/phpba/ 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[.D8]/[.E8]" office:value-type="float" office:value="1" calcext:value-type="float">
            <text:p>1,0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8]" office:value-type="string" office:string-value="PE" calcext:value-type="string">
            <text:p>PE</text:p>
          </table:table-cell>
          <table:table-cell table:formula="of:=[$Comunidades.B8]" office:value-type="string" office:string-value="PHP Pernambuco" calcext:value-type="string">
            <text:p>PHP Pernambuco</text:p>
          </table:table-cell>
          <table:table-cell table:formula="of:=[$Comunidades.D8]" office:value-type="string" office:string-value="https://github.com/php-pernambuco " calcext:value-type="string">
            <text:p>https://github.com/php-pernambuco 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9]/[.E9]" office:value-type="float" office:value="1" calcext:value-type="float">
            <text:p>1,0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3]" office:value-type="string" office:string-value="AL" calcext:value-type="string">
            <text:p>AL</text:p>
          </table:table-cell>
          <table:table-cell table:formula="of:=[$Comunidades.B3]" office:value-type="string" office:string-value="PHP User Group – Alagoas" calcext:value-type="string">
            <text:p>PHP User Group – Alagoas</text:p>
          </table:table-cell>
          <table:table-cell table:formula="of:=[$Comunidades.D3]" office:value-type="string" office:string-value="https://github.com/PHP-AL " calcext:value-type="string">
            <text:p>https://github.com/PHP-AL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D10]/[.E10]" office:value-type="float" office:value="0.4" calcext:value-type="float">
            <text:p>0,4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9]" office:value-type="string" office:string-value="PI" calcext:value-type="string">
            <text:p>PI</text:p>
          </table:table-cell>
          <table:table-cell table:formula="of:=[$Comunidades.B9]" office:value-type="string" office:string-value="PHP PI" calcext:value-type="string">
            <text:p>PHP PI</text:p>
          </table:table-cell>
          <table:table-cell table:formula="of:=[$Comunidades.D9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18"/>
          <table:table-cell table:style-name="Default" table:number-columns-repeated="5"/>
        </table:table-row>
      </table:table>
      <table:table table:name="Telegram" table:style-name="ta1">
        <table:shapes>
          <draw:frame draw:z-index="0" draw:style-name="gr1" draw:text-style-name="P1" svg:width="159.99mm" svg:height="89.99mm" svg:x="19.84mm" svg:y="72.96mm">
            <draw:object draw:notify-on-update-of-ranges="Telegram.B1:Telegram.B1 Telegram.B2:Telegram.B11 Telegram.D1:Telegram.D1 Telegram.D2:Telegram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7"/>
        <table:table-column table:style-name="co2" table:default-cell-style-name="ce7"/>
        <table:table-column table:style-name="co13" table:default-cell-style-name="ce7"/>
        <table:table-column table:style-name="co1" table:default-cell-style-name="ce7"/>
        <table:table-column table:style-name="co1" table:default-cell-style-name="ce20"/>
        <table:table-row table:style-name="ro1">
          <table:table-cell table:style-name="ce6"/>
          <table:table-cell table:style-name="ce6" table:formula="of:=[$Comunidades.B1]" office:value-type="string" office:string-value="NOME" calcext:value-type="string">
            <text:p>NOME</text:p>
          </table:table-cell>
          <table:table-cell table:style-name="ce6" table:formula="of:=[$Comunidades.H1]" office:value-type="string" office:string-value="TELEGRAM" calcext:value-type="string">
            <text:p>TELEGRAM</text:p>
          </table:table-cell>
          <table:table-cell table:style-name="ce6" office:value-type="string" calcext:value-type="string">
            <text:p>Membros</text:p>
          </table:table-cell>
          <table:table-cell table:style-name="ce6" office:value-type="string" calcext:value-type="string">
            <text:p>Coleta</text:p>
          </table:table-cell>
        </table:table-row>
        <table:table-row table:style-name="ro1">
          <table:table-cell table:formula="of:=[$Comunidades.A5]" office:value-type="string" office:string-value="CE" calcext:value-type="string">
            <text:p>CE</text:p>
          </table:table-cell>
          <table:table-cell table:formula="of:=[$Comunidades.B5]" office:value-type="string" office:string-value="PHP com Rapadura" calcext:value-type="string">
            <text:p>PHP com Rapadura</text:p>
          </table:table-cell>
          <table:table-cell table:formula="of:=[$Comunidades.H5]" office:value-type="string" office:string-value="https://t.me/phpcomrapadura " calcext:value-type="string">
            <text:p>https://t.me/phpcomrapadura </text:p>
          </table:table-cell>
          <table:table-cell office:value-type="float" office:value="479" calcext:value-type="float">
            <text:p>479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6]" office:value-type="string" office:string-value="MA" calcext:value-type="string">
            <text:p>MA</text:p>
          </table:table-cell>
          <table:table-cell table:formula="of:=[$Comunidades.B6]" office:value-type="string" office:string-value="PHP Maranhão" calcext:value-type="string">
            <text:p>PHP Maranhão</text:p>
          </table:table-cell>
          <table:table-cell table:formula="of:=[$Comunidades.H6]" office:value-type="string" office:string-value="https://t.me/phpmaranhao" calcext:value-type="string">
            <text:p>https://t.me/phpmaranhao</text:p>
          </table:table-cell>
          <table:table-cell office:value-type="float" office:value="439" calcext:value-type="float">
            <text:p>439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4]" office:value-type="string" office:string-value="BA" calcext:value-type="string">
            <text:p>BA</text:p>
          </table:table-cell>
          <table:table-cell table:formula="of:=[$Comunidades.B4]" office:value-type="string" office:string-value="PHPBA" calcext:value-type="string">
            <text:p>PHPBA</text:p>
          </table:table-cell>
          <table:table-cell table:formula="of:=[$Comunidades.H4]" office:value-type="string" office:string-value="https://telegram.me/phpba" calcext:value-type="string">
            <text:p>https://telegram.me/phpba</text:p>
          </table:table-cell>
          <table:table-cell office:value-type="float" office:value="354" calcext:value-type="float">
            <text:p>354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8]" office:value-type="string" office:string-value="PE" calcext:value-type="string">
            <text:p>PE</text:p>
          </table:table-cell>
          <table:table-cell table:formula="of:=[$Comunidades.B8]" office:value-type="string" office:string-value="PHP Pernambuco" calcext:value-type="string">
            <text:p>PHP Pernambuco</text:p>
          </table:table-cell>
          <table:table-cell table:formula="of:=[$Comunidades.H8]" office:value-type="string" office:string-value="https://t.me/phppe" calcext:value-type="string">
            <text:p>https://t.me/phppe</text:p>
          </table:table-cell>
          <table:table-cell office:value-type="float" office:value="290" calcext:value-type="float">
            <text:p>29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10]" office:value-type="string" office:string-value="RN" calcext:value-type="string">
            <text:p>RN</text:p>
          </table:table-cell>
          <table:table-cell table:formula="of:=[$Comunidades.B10]" office:value-type="string" office:string-value="PHP RN" calcext:value-type="string">
            <text:p>PHP RN</text:p>
          </table:table-cell>
          <table:table-cell table:formula="of:=[$Comunidades.H10]" office:value-type="string" office:string-value="https://t.me/phprn " calcext:value-type="string">
            <text:p>https://t.me/phprn </text:p>
          </table:table-cell>
          <table:table-cell office:value-type="float" office:value="240" calcext:value-type="float">
            <text:p>24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style-name="ce9"/>
          <table:table-cell table:formula="of:=[$Comunidades.B2]" office:value-type="string" office:string-value="PHPESTE" calcext:value-type="string">
            <text:p>PHPESTE</text:p>
          </table:table-cell>
          <table:table-cell table:formula="of:=[$Comunidades.H2]" office:value-type="string" office:string-value="https://t.me/phpeste " calcext:value-type="string">
            <text:p>https://t.me/phpeste </text:p>
          </table:table-cell>
          <table:table-cell office:value-type="float" office:value="205" calcext:value-type="float">
            <text:p>205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11]" office:value-type="string" office:string-value="SE" calcext:value-type="string">
            <text:p>SE</text:p>
          </table:table-cell>
          <table:table-cell table:formula="of:=[$Comunidades.B11]" office:value-type="string" office:string-value="PHP SE" calcext:value-type="string">
            <text:p>PHP SE</text:p>
          </table:table-cell>
          <table:table-cell table:formula="of:=[$Comunidades.H11]" office:value-type="string" office:string-value="https://telegram.me/phpSE " calcext:value-type="string">
            <text:p>https://telegram.me/phpSE </text:p>
          </table:table-cell>
          <table:table-cell office:value-type="float" office:value="75" calcext:value-type="float">
            <text:p>75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7]" office:value-type="string" office:string-value="PB" calcext:value-type="string">
            <text:p>PB</text:p>
          </table:table-cell>
          <table:table-cell table:formula="of:=[$Comunidades.B7]" office:value-type="string" office:string-value="PHP PB" calcext:value-type="string">
            <text:p>PHP PB</text:p>
          </table:table-cell>
          <table:table-cell table:formula="of:=[$Comunidades.H7]" office:value-type="string" office:string-value="https://t.me/phppb " calcext:value-type="string">
            <text:p>https://t.me/phppb </text:p>
          </table:table-cell>
          <table:table-cell office:value-type="float" office:value="61" calcext:value-type="float">
            <text:p>61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3]" office:value-type="string" office:string-value="AL" calcext:value-type="string">
            <text:p>AL</text:p>
          </table:table-cell>
          <table:table-cell table:formula="of:=[$Comunidades.B3]" office:value-type="string" office:string-value="PHP User Group – Alagoas" calcext:value-type="string">
            <text:p>PHP User Group – Alagoas</text:p>
          </table:table-cell>
          <table:table-cell table:formula="of:=[$Comunidades.H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date" office:date-value="2019-10-25" calcext:value-type="date">
            <text:p>25/10/19</text:p>
          </table:table-cell>
        </table:table-row>
        <table:table-row table:style-name="ro1">
          <table:table-cell table:formula="of:=[$Comunidades.A9]" office:value-type="string" office:string-value="PI" calcext:value-type="string">
            <text:p>PI</text:p>
          </table:table-cell>
          <table:table-cell table:formula="of:=[$Comunidades.B9]" office:value-type="string" office:string-value="PHP PI" calcext:value-type="string">
            <text:p>PHP PI</text:p>
          </table:table-cell>
          <table:table-cell table:formula="of:=[$Comunidades.H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date" office:date-value="2019-10-25" calcext:value-type="date">
            <text:p>25/10/19</text:p>
          </table:table-cell>
        </table:table-row>
      </table:table>
      <table:table table:name="Instagram" table:style-name="ta1">
        <table:table-column table:style-name="co1" table:default-cell-style-name="ce7"/>
        <table:table-column table:style-name="co2" table:default-cell-style-name="ce7"/>
        <table:table-column table:style-name="co14" table:default-cell-style-name="ce11"/>
        <table:table-column table:style-name="co1" table:default-cell-style-name="ce7"/>
        <table:table-row table:style-name="ro1">
          <table:table-cell table:style-name="ce6" table:formula="of:=[$Comunidades.A1]" office:value-type="string" office:string-value="ESTADO" calcext:value-type="string">
            <text:p>ESTADO</text:p>
          </table:table-cell>
          <table:table-cell table:style-name="ce6" table:formula="of:=[$Comunidades.B1]" office:value-type="string" office:string-value="NOME" calcext:value-type="string">
            <text:p>NOME</text:p>
          </table:table-cell>
          <table:table-cell table:style-name="ce6" table:formula="of:=[$Comunidades.G1]" office:value-type="string" office:string-value="INSTAGRAM" calcext:value-type="string">
            <text:p>INSTAGRAM</text:p>
          </table:table-cell>
          <table:table-cell table:style-name="ce6"/>
        </table:table-row>
        <table:table-row table:style-name="ro1">
          <table:table-cell table:style-name="ce9"/>
          <table:table-cell table:formula="of:=[$Comunidades.B2]" office:value-type="string" office:string-value="PHPESTE" calcext:value-type="string">
            <text:p>PHPESTE</text:p>
          </table:table-cell>
          <table:table-cell table:formula="of:=[$Comunidades.G2]" office:value-type="string" office:string-value="https://www.instagram.com/phpeste/ " calcext:value-type="string">
            <text:p>https://www.instagram.com/phpeste/ </text:p>
          </table:table-cell>
          <table:table-cell/>
        </table:table-row>
        <table:table-row table:style-name="ro1">
          <table:table-cell table:formula="of:=[$Comunidades.A3]" office:value-type="string" office:string-value="AL" calcext:value-type="string">
            <text:p>AL</text:p>
          </table:table-cell>
          <table:table-cell table:formula="of:=[$Comunidades.B3]" office:value-type="string" office:string-value="PHP User Group – Alagoas" calcext:value-type="string">
            <text:p>PHP User Group – Alagoas</text:p>
          </table:table-cell>
          <table:table-cell table:formula="of:=[$Comunidades.G3]" office:value-type="string" office:string-value="https://www.instagram.com/php.al/" calcext:value-type="string">
            <text:p>https://www.instagram.com/php.al/</text:p>
          </table:table-cell>
          <table:table-cell/>
        </table:table-row>
        <table:table-row table:style-name="ro1">
          <table:table-cell table:formula="of:=[$Comunidades.A4]" office:value-type="string" office:string-value="BA" calcext:value-type="string">
            <text:p>BA</text:p>
          </table:table-cell>
          <table:table-cell table:formula="of:=[$Comunidades.B4]" office:value-type="string" office:string-value="PHPBA" calcext:value-type="string">
            <text:p>PHPBA</text:p>
          </table:table-cell>
          <table:table-cell table:formula="of:=[$Comunidades.G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unidades.A5]" office:value-type="string" office:string-value="CE" calcext:value-type="string">
            <text:p>CE</text:p>
          </table:table-cell>
          <table:table-cell table:formula="of:=[$Comunidades.B5]" office:value-type="string" office:string-value="PHP com Rapadura" calcext:value-type="string">
            <text:p>PHP com Rapadura</text:p>
          </table:table-cell>
          <table:table-cell table:formula="of:=[$Comunidades.G5]" office:value-type="string" office:string-value="https://www.instagram.com/phpcomrapadura/ " calcext:value-type="string">
            <text:p>https://www.instagram.com/phpcomrapadura/ </text:p>
          </table:table-cell>
          <table:table-cell/>
        </table:table-row>
        <table:table-row table:style-name="ro1">
          <table:table-cell table:formula="of:=[$Comunidades.A6]" office:value-type="string" office:string-value="MA" calcext:value-type="string">
            <text:p>MA</text:p>
          </table:table-cell>
          <table:table-cell table:formula="of:=[$Comunidades.B6]" office:value-type="string" office:string-value="PHP Maranhão" calcext:value-type="string">
            <text:p>PHP Maranhão</text:p>
          </table:table-cell>
          <table:table-cell table:formula="of:=[$Comunidades.G6]" office:value-type="string" office:string-value="https://www.instagram.com/phpmaranhao/ " calcext:value-type="string">
            <text:p>https://www.instagram.com/phpmaranhao/ </text:p>
          </table:table-cell>
          <table:table-cell/>
        </table:table-row>
        <table:table-row table:style-name="ro1">
          <table:table-cell table:formula="of:=[$Comunidades.A7]" office:value-type="string" office:string-value="PB" calcext:value-type="string">
            <text:p>PB</text:p>
          </table:table-cell>
          <table:table-cell table:formula="of:=[$Comunidades.B7]" office:value-type="string" office:string-value="PHP PB" calcext:value-type="string">
            <text:p>PHP PB</text:p>
          </table:table-cell>
          <table:table-cell table:formula="of:=[$Comunidades.G7]" office:value-type="string" office:string-value="https://www.instagram.com/phppb/ " calcext:value-type="string">
            <text:p>https://www.instagram.com/phppb/ </text:p>
          </table:table-cell>
          <table:table-cell/>
        </table:table-row>
        <table:table-row table:style-name="ro1">
          <table:table-cell table:formula="of:=[$Comunidades.A8]" office:value-type="string" office:string-value="PE" calcext:value-type="string">
            <text:p>PE</text:p>
          </table:table-cell>
          <table:table-cell table:formula="of:=[$Comunidades.B8]" office:value-type="string" office:string-value="PHP Pernambuco" calcext:value-type="string">
            <text:p>PHP Pernambuco</text:p>
          </table:table-cell>
          <table:table-cell table:formula="of:=[$Comunidades.G8]" office:value-type="string" office:string-value="https://www.instagram.com/phppernambuco/ " calcext:value-type="string">
            <text:p>https://www.instagram.com/phppernambuco/ </text:p>
          </table:table-cell>
          <table:table-cell/>
        </table:table-row>
        <table:table-row table:style-name="ro1">
          <table:table-cell table:formula="of:=[$Comunidades.A9]" office:value-type="string" office:string-value="PI" calcext:value-type="string">
            <text:p>PI</text:p>
          </table:table-cell>
          <table:table-cell table:formula="of:=[$Comunidades.B9]" office:value-type="string" office:string-value="PHP PI" calcext:value-type="string">
            <text:p>PHP PI</text:p>
          </table:table-cell>
          <table:table-cell table:formula="of:=[$Comunidades.G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unidades.A10]" office:value-type="string" office:string-value="RN" calcext:value-type="string">
            <text:p>RN</text:p>
          </table:table-cell>
          <table:table-cell table:formula="of:=[$Comunidades.B10]" office:value-type="string" office:string-value="PHP RN" calcext:value-type="string">
            <text:p>PHP RN</text:p>
          </table:table-cell>
          <table:table-cell table:formula="of:=[$Comunidades.G10]" office:value-type="string" office:string-value="https://www.instagram.com/php.rn/ " calcext:value-type="string">
            <text:p>https://www.instagram.com/php.rn/ </text:p>
          </table:table-cell>
          <table:table-cell/>
        </table:table-row>
        <table:table-row table:style-name="ro1">
          <table:table-cell table:formula="of:=[$Comunidades.A11]" office:value-type="string" office:string-value="SE" calcext:value-type="string">
            <text:p>SE</text:p>
          </table:table-cell>
          <table:table-cell table:formula="of:=[$Comunidades.B11]" office:value-type="string" office:string-value="PHP SE" calcext:value-type="string">
            <text:p>PHP SE</text:p>
          </table:table-cell>
          <table:table-cell table:formula="of:=[$Comunidades.G11]" office:value-type="float" office:value="0" calcext:value-type="float">
            <text:p>0</text:p>
          </table:table-cell>
          <table:table-cell/>
        </table:table-row>
      </table:table>
      <table:table table:name="Twitter" table:style-name="ta1">
        <table:table-column table:style-name="co1" table:default-cell-style-name="ce7"/>
        <table:table-column table:style-name="co3" table:default-cell-style-name="ce7"/>
        <table:table-column table:style-name="co15" table:default-cell-style-name="ce11"/>
        <table:table-column table:style-name="co1" table:default-cell-style-name="ce7"/>
        <table:table-row table:style-name="ro1">
          <table:table-cell table:style-name="ce6" table:formula="of:=[$Comunidades.A1]" office:value-type="string" office:string-value="ESTADO" calcext:value-type="string">
            <text:p>ESTADO</text:p>
          </table:table-cell>
          <table:table-cell table:style-name="ce6" table:formula="of:=[$Comunidades.B1]" office:value-type="string" office:string-value="NOME" calcext:value-type="string">
            <text:p>NOME</text:p>
          </table:table-cell>
          <table:table-cell table:style-name="ce6" table:formula="of:=[$Comunidades.E1]" office:value-type="string" office:string-value="TWITTER" calcext:value-type="string">
            <text:p>TWITTER</text:p>
          </table:table-cell>
          <table:table-cell table:style-name="ce6"/>
        </table:table-row>
        <table:table-row table:style-name="ro1">
          <table:table-cell table:style-name="ce9"/>
          <table:table-cell table:formula="of:=[$Comunidades.B2]" office:value-type="string" office:string-value="PHPESTE" calcext:value-type="string">
            <text:p>PHPESTE</text:p>
          </table:table-cell>
          <table:table-cell table:formula="of:=[$Comunidades.E2]" office:value-type="string" office:string-value="https://twitter.com/phpestene " calcext:value-type="string">
            <text:p>https://twitter.com/phpestene </text:p>
          </table:table-cell>
          <table:table-cell/>
        </table:table-row>
        <table:table-row table:style-name="ro1">
          <table:table-cell table:formula="of:=[$Comunidades.A3]" office:value-type="string" office:string-value="AL" calcext:value-type="string">
            <text:p>AL</text:p>
          </table:table-cell>
          <table:table-cell table:formula="of:=[$Comunidades.B3]" office:value-type="string" office:string-value="PHP User Group – Alagoas" calcext:value-type="string">
            <text:p>PHP User Group – Alagoas</text:p>
          </table:table-cell>
          <table:table-cell table:formula="of:=[$Comunidades.E3]" office:value-type="string" office:string-value="https://twitter.com/php_al " calcext:value-type="string">
            <text:p>https://twitter.com/php_al </text:p>
          </table:table-cell>
          <table:table-cell/>
        </table:table-row>
        <table:table-row table:style-name="ro1">
          <table:table-cell table:formula="of:=[$Comunidades.A4]" office:value-type="string" office:string-value="BA" calcext:value-type="string">
            <text:p>BA</text:p>
          </table:table-cell>
          <table:table-cell table:formula="of:=[$Comunidades.B4]" office:value-type="string" office:string-value="PHPBA" calcext:value-type="string">
            <text:p>PHPBA</text:p>
          </table:table-cell>
          <table:table-cell table:formula="of:=[$Comunidades.E4]" office:value-type="string" office:string-value="https://twitter.com/phpba " calcext:value-type="string">
            <text:p>https://twitter.com/phpba </text:p>
          </table:table-cell>
          <table:table-cell/>
        </table:table-row>
        <table:table-row table:style-name="ro1">
          <table:table-cell table:formula="of:=[$Comunidades.A5]" office:value-type="string" office:string-value="CE" calcext:value-type="string">
            <text:p>CE</text:p>
          </table:table-cell>
          <table:table-cell table:formula="of:=[$Comunidades.B5]" office:value-type="string" office:string-value="PHP com Rapadura" calcext:value-type="string">
            <text:p>PHP com Rapadura</text:p>
          </table:table-cell>
          <table:table-cell table:formula="of:=[$Comunidades.E5]" office:value-type="string" office:string-value="https://twitter.com/phpcomrapadura " calcext:value-type="string">
            <text:p>https://twitter.com/phpcomrapadura </text:p>
          </table:table-cell>
          <table:table-cell/>
        </table:table-row>
        <table:table-row table:style-name="ro1">
          <table:table-cell table:formula="of:=[$Comunidades.A6]" office:value-type="string" office:string-value="MA" calcext:value-type="string">
            <text:p>MA</text:p>
          </table:table-cell>
          <table:table-cell table:formula="of:=[$Comunidades.B6]" office:value-type="string" office:string-value="PHP Maranhão" calcext:value-type="string">
            <text:p>PHP Maranhão</text:p>
          </table:table-cell>
          <table:table-cell table:formula="of:=[$Comunidades.E6]" office:value-type="string" office:string-value="https://twitter.com/phpmaranhao " calcext:value-type="string">
            <text:p>https://twitter.com/phpmaranhao </text:p>
          </table:table-cell>
          <table:table-cell/>
        </table:table-row>
        <table:table-row table:style-name="ro1">
          <table:table-cell table:formula="of:=[$Comunidades.A7]" office:value-type="string" office:string-value="PB" calcext:value-type="string">
            <text:p>PB</text:p>
          </table:table-cell>
          <table:table-cell table:formula="of:=[$Comunidades.B7]" office:value-type="string" office:string-value="PHP PB" calcext:value-type="string">
            <text:p>PHP PB</text:p>
          </table:table-cell>
          <table:table-cell table:formula="of:=[$Comunidades.E7]" office:value-type="string" office:string-value="https://twitter.com/phppb " calcext:value-type="string">
            <text:p>https://twitter.com/phppb </text:p>
          </table:table-cell>
          <table:table-cell/>
        </table:table-row>
        <table:table-row table:style-name="ro1">
          <table:table-cell table:formula="of:=[$Comunidades.A8]" office:value-type="string" office:string-value="PE" calcext:value-type="string">
            <text:p>PE</text:p>
          </table:table-cell>
          <table:table-cell table:formula="of:=[$Comunidades.B8]" office:value-type="string" office:string-value="PHP Pernambuco" calcext:value-type="string">
            <text:p>PHP Pernambuco</text:p>
          </table:table-cell>
          <table:table-cell table:formula="of:=[$Comunidades.E8]" office:value-type="string" office:string-value="https://twitter.com/PHPPernambuco " calcext:value-type="string">
            <text:p>https://twitter.com/PHPPernambuco </text:p>
          </table:table-cell>
          <table:table-cell/>
        </table:table-row>
        <table:table-row table:style-name="ro1">
          <table:table-cell table:formula="of:=[$Comunidades.A9]" office:value-type="string" office:string-value="PI" calcext:value-type="string">
            <text:p>PI</text:p>
          </table:table-cell>
          <table:table-cell table:formula="of:=[$Comunidades.B9]" office:value-type="string" office:string-value="PHP PI" calcext:value-type="string">
            <text:p>PHP PI</text:p>
          </table:table-cell>
          <table:table-cell table:formula="of:=[$Comunidades.E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unidades.A10]" office:value-type="string" office:string-value="RN" calcext:value-type="string">
            <text:p>RN</text:p>
          </table:table-cell>
          <table:table-cell table:formula="of:=[$Comunidades.B10]" office:value-type="string" office:string-value="PHP RN" calcext:value-type="string">
            <text:p>PHP RN</text:p>
          </table:table-cell>
          <table:table-cell table:formula="of:=[$Comunidades.E10]" office:value-type="string" office:string-value="https://twitter.com/php_rn " calcext:value-type="string">
            <text:p>https://twitter.com/php_rn </text:p>
          </table:table-cell>
          <table:table-cell/>
        </table:table-row>
        <table:table-row table:style-name="ro1">
          <table:table-cell table:formula="of:=[$Comunidades.A11]" office:value-type="string" office:string-value="SE" calcext:value-type="string">
            <text:p>SE</text:p>
          </table:table-cell>
          <table:table-cell table:formula="of:=[$Comunidades.B11]" office:value-type="string" office:string-value="PHP SE" calcext:value-type="string">
            <text:p>PHP SE</text:p>
          </table:table-cell>
          <table:table-cell table:formula="of:=[$Comunidades.E11]" office:value-type="string" office:string-value="https://twitter.com/phpse " calcext:value-type="string">
            <text:p>https://twitter.com/phpse </text:p>
          </table:table-cell>
          <table:table-cell/>
        </table:table-row>
      </table:table>
      <table:table table:name="Facebook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11"/>
        <table:table-column table:style-name="co1" table:default-cell-style-name="ce7"/>
        <table:table-row table:style-name="ro1">
          <table:table-cell table:style-name="ce6" table:formula="of:=[$Comunidades.A1]" office:value-type="string" office:string-value="ESTADO" calcext:value-type="string">
            <text:p>ESTADO</text:p>
          </table:table-cell>
          <table:table-cell table:style-name="ce6" table:formula="of:=[$Comunidades.B1]" office:value-type="string" office:string-value="NOME" calcext:value-type="string">
            <text:p>NOME</text:p>
          </table:table-cell>
          <table:table-cell table:style-name="ce6" table:formula="of:=[$Comunidades.F1]" office:value-type="string" office:string-value="FACEBOOK" calcext:value-type="string">
            <text:p>FACEBOOK</text:p>
          </table:table-cell>
          <table:table-cell table:style-name="ce6"/>
        </table:table-row>
        <table:table-row table:style-name="ro1">
          <table:table-cell table:style-name="ce9"/>
          <table:table-cell table:formula="of:=[$Comunidades.B2]" office:value-type="string" office:string-value="PHPESTE" calcext:value-type="string">
            <text:p>PHPESTE</text:p>
          </table:table-cell>
          <table:table-cell table:formula="of:=[$Comunidades.F2]" office:value-type="string" office:string-value="https://www.facebook.com/PeAgaPeste/ " calcext:value-type="string">
            <text:p>https://www.facebook.com/PeAgaPeste/ </text:p>
          </table:table-cell>
          <table:table-cell/>
        </table:table-row>
        <table:table-row table:style-name="ro1">
          <table:table-cell table:formula="of:=[$Comunidades.A3]" office:value-type="string" office:string-value="AL" calcext:value-type="string">
            <text:p>AL</text:p>
          </table:table-cell>
          <table:table-cell table:formula="of:=[$Comunidades.B3]" office:value-type="string" office:string-value="PHP User Group – Alagoas" calcext:value-type="string">
            <text:p>PHP User Group – Alagoas</text:p>
          </table:table-cell>
          <table:table-cell table:formula="of:=[$Comunidades.F3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unidades.A4]" office:value-type="string" office:string-value="BA" calcext:value-type="string">
            <text:p>BA</text:p>
          </table:table-cell>
          <table:table-cell table:formula="of:=[$Comunidades.B4]" office:value-type="string" office:string-value="PHPBA" calcext:value-type="string">
            <text:p>PHPBA</text:p>
          </table:table-cell>
          <table:table-cell table:formula="of:=[$Comunidades.F4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unidades.A5]" office:value-type="string" office:string-value="CE" calcext:value-type="string">
            <text:p>CE</text:p>
          </table:table-cell>
          <table:table-cell table:formula="of:=[$Comunidades.B5]" office:value-type="string" office:string-value="PHP com Rapadura" calcext:value-type="string">
            <text:p>PHP com Rapadura</text:p>
          </table:table-cell>
          <table:table-cell table:formula="of:=[$Comunidades.F5]" office:value-type="string" office:string-value="https://www.facebook.com/RAPADURAdoPoder/ " calcext:value-type="string">
            <text:p>https://www.facebook.com/RAPADURAdoPoder/ </text:p>
          </table:table-cell>
          <table:table-cell/>
        </table:table-row>
        <table:table-row table:style-name="ro1">
          <table:table-cell table:formula="of:=[$Comunidades.A6]" office:value-type="string" office:string-value="MA" calcext:value-type="string">
            <text:p>MA</text:p>
          </table:table-cell>
          <table:table-cell table:formula="of:=[$Comunidades.B6]" office:value-type="string" office:string-value="PHP Maranhão" calcext:value-type="string">
            <text:p>PHP Maranhão</text:p>
          </table:table-cell>
          <table:table-cell table:formula="of:=[$Comunidades.F6]" office:value-type="string" office:string-value="https://www.facebook.com/devswebmaranhao/ " calcext:value-type="string">
            <text:p>https://www.facebook.com/devswebmaranhao/ </text:p>
          </table:table-cell>
          <table:table-cell/>
        </table:table-row>
        <table:table-row table:style-name="ro1">
          <table:table-cell table:formula="of:=[$Comunidades.A7]" office:value-type="string" office:string-value="PB" calcext:value-type="string">
            <text:p>PB</text:p>
          </table:table-cell>
          <table:table-cell table:formula="of:=[$Comunidades.B7]" office:value-type="string" office:string-value="PHP PB" calcext:value-type="string">
            <text:p>PHP PB</text:p>
          </table:table-cell>
          <table:table-cell table:formula="of:=[$Comunidades.F7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unidades.A8]" office:value-type="string" office:string-value="PE" calcext:value-type="string">
            <text:p>PE</text:p>
          </table:table-cell>
          <table:table-cell table:formula="of:=[$Comunidades.B8]" office:value-type="string" office:string-value="PHP Pernambuco" calcext:value-type="string">
            <text:p>PHP Pernambuco</text:p>
          </table:table-cell>
          <table:table-cell table:formula="of:=[$Comunidades.F8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unidades.A9]" office:value-type="string" office:string-value="PI" calcext:value-type="string">
            <text:p>PI</text:p>
          </table:table-cell>
          <table:table-cell table:formula="of:=[$Comunidades.B9]" office:value-type="string" office:string-value="PHP PI" calcext:value-type="string">
            <text:p>PHP PI</text:p>
          </table:table-cell>
          <table:table-cell table:formula="of:=[$Comunidades.F9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unidades.A10]" office:value-type="string" office:string-value="RN" calcext:value-type="string">
            <text:p>RN</text:p>
          </table:table-cell>
          <table:table-cell table:formula="of:=[$Comunidades.B10]" office:value-type="string" office:string-value="PHP RN" calcext:value-type="string">
            <text:p>PHP RN</text:p>
          </table:table-cell>
          <table:table-cell table:formula="of:=[$Comunidades.F10]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[$Comunidades.A11]" office:value-type="string" office:string-value="SE" calcext:value-type="string">
            <text:p>SE</text:p>
          </table:table-cell>
          <table:table-cell table:formula="of:=[$Comunidades.B11]" office:value-type="string" office:string-value="PHP SE" calcext:value-type="string">
            <text:p>PHP SE</text:p>
          </table:table-cell>
          <table:table-cell table:formula="of:=[$Comunidades.F11]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Comunidades.A2:Comunidades.H12">
          <table:sort>
            <table:sort-by table:field-number="0" table:data-type="automatic"/>
          </table:sort>
        </table:database-range>
        <table:database-range table:name="__Anonymous_Sheet_DB__1" table:target-range-address="Github.A2:Github.F11" table:contains-header="false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Telegram.A2:Telegram.E11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3:23:39.70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5T08:41:56.495000000</meta:creation-date>
    <meta:generator>LibreOffice/6.3.2.2$Windows_X86_64 LibreOffice_project/98b30e735bda24bc04ab42594c85f7fd8be07b9c</meta:generator>
    <dc:date>2019-10-25T13:37:21.424000000</dc:date>
    <meta:editing-duration>PT4H3M57S</meta:editing-duration>
    <meta:editing-cycles>59</meta:editing-cycles>
    <meta:document-statistic meta:table-count="6" meta:cell-count="29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99cm" svg:y="0.316cm" chart:style-name="ch2">
          <text:p>Quantidade de Membros no Telegram</text:p>
        </chart:title>
        <chart:plot-area chart:style-name="ch3" table:cell-range-address="Telegram.B1:Telegram.B11 Telegram.D1:Telegram.D11" chart:data-source-has-labels="both" svg:x="0.32cm" svg:y="1.275cm" svg:width="15.36cm" svg:height="7.545cm">
          <chartooo:coordinate-region svg:x="1.909cm" svg:y="1.275cm" svg:width="13.771cm" svg:height="3.84cm"/>
          <chart:axis chart:dimension="x" chart:name="primary-x" chart:style-name="ch4" chartooo:axis-type="auto">
            <chartooo:date-scale/>
            <chart:categories table:cell-range-address="Telegram.B2:Telegram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legram.D2:Telegram.D11" chart:label-cell-address="Telegram.D1:Telegram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bros</text:p>
                <draw:g>
                  <svg:desc>Telegram.D1:Telegram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P com Rapadura</text:p>
                <draw:g>
                  <svg:desc>Telegram.B2:Telegram.B11</svg:desc>
                </draw:g>
              </table:table-cell>
              <table:table-cell office:value-type="float" office:value="479">
                <text:p>479</text:p>
                <draw:g>
                  <svg:desc>Telegram.D2:Telegram.D11</svg:desc>
                </draw:g>
              </table:table-cell>
            </table:table-row>
            <table:table-row>
              <table:table-cell office:value-type="string">
                <text:p>PHP Maranhão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PHPBA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PHP Pernambuco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PHP R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PHPESTE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PHP SE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PHP PB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PHP User Group – Alago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HP PI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" chart:style-name="ch1">
        <chart:title svg:x="5.337cm" svg:y="0.316cm" chart:style-name="ch2">
          <text:p>Representatitve no Github</text:p>
        </chart:title>
        <chart:subtitle svg:x="3.366cm" svg:y="1.275cm" chart:style-name="ch3">
          <text:p>Quantidade de Repositórios, Pessoas e Produtidade </text:p>
        </chart:subtitle>
        <chart:legend chart:legend-position="end" svg:x="13.155cm" svg:y="3.703cm" style:legend-expansion="high" chart:style-name="ch4"/>
        <chart:plot-area chart:style-name="ch5" table:cell-range-address="Github.A2:Github.B11 Github.D1:Github.F11" chart:data-source-has-labels="both" svg:x="0.32cm" svg:y="2.138cm" svg:width="12.515cm" svg:height="6.682cm">
          <chartooo:coordinate-region svg:x="0.941cm" svg:y="2.138cm" svg:width="11.894cm" svg:height="2.227cm"/>
          <chart:axis chart:dimension="x" chart:name="primary-x" chart:style-name="ch6" chartooo:axis-type="auto">
            <chartooo:date-scale/>
            <chart:categories table:cell-range-address="Github.A2:Github.B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ithub.D2:Github.D11" chart:label-cell-address="Github.D1:Github.D1" chart:class="chart:bar">
            <chart:data-point chart:repeated="10"/>
          </chart:series>
          <chart:series chart:style-name="ch10" chart:values-cell-range-address="Github.E2:Github.E11" chart:label-cell-address="Github.E1:Github.E1" chart:class="chart:bar">
            <chart:data-point chart:repeated="10"/>
          </chart:series>
          <chart:series chart:style-name="ch11" chart:values-cell-range-address="Github.F2:Github.F11" chart:label-cell-address="Github.F1:Github.F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sitórios</text:p>
                <draw:g>
                  <svg:desc>Github.D1:Github.D1</svg:desc>
                </draw:g>
              </table:table-cell>
              <table:table-cell office:value-type="string">
                <text:p>Pessoas</text:p>
                <draw:g>
                  <svg:desc>Github.E1:Github.E1</svg:desc>
                </draw:g>
              </table:table-cell>
              <table:table-cell office:value-type="string">
                <text:p>Produtividade</text:p>
                <draw:g>
                  <svg:desc>Github.F1:Github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 PHP Maranhão</text:p>
                <text:list>
                  <text:list-item>
                    <text:p>MA</text:p>
                  </text:list-item>
                  <text:list-item>
                    <text:p>PHP Maranhão</text:p>
                  </text:list-item>
                </text:list>
                <draw:g>
                  <svg:desc>Github.A2:Github.B11</svg:desc>
                </draw:g>
              </table:table-cell>
              <table:table-cell office:value-type="float" office:value="29">
                <text:p>29</text:p>
                <draw:g>
                  <svg:desc>Github.D2:Github.D11</svg:desc>
                </draw:g>
              </table:table-cell>
              <table:table-cell office:value-type="float" office:value="4">
                <text:p>4</text:p>
                <draw:g>
                  <svg:desc>Github.E2:Github.E11</svg:desc>
                </draw:g>
              </table:table-cell>
              <table:table-cell office:value-type="float" office:value="7.25">
                <text:p>7.25</text:p>
                <draw:g>
                  <svg:desc>Github.F2:Github.F11</svg:desc>
                </draw:g>
              </table:table-cell>
            </table:table-row>
            <table:table-row>
              <table:table-cell office:value-type="string">
                <text:p>RN PHP RN</text:p>
                <text:list>
                  <text:list-item>
                    <text:p>RN</text:p>
                  </text:list-item>
                  <text:list-item>
                    <text:p>PHP RN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E PHP com Rapadura</text:p>
                <text:list>
                  <text:list-item>
                    <text:p>CE</text:p>
                  </text:list-item>
                  <text:list-item>
                    <text:p>PHP com Rapadura</text:p>
                  </text:list-item>
                </text:list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SE PHP SE</text:p>
                <text:list>
                  <text:list-item>
                    <text:p>SE</text:p>
                  </text:list-item>
                  <text:list-item>
                    <text:p>PHP S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PB PHP PB</text:p>
                <text:list>
                  <text:list-item>
                    <text:p>PB</text:p>
                  </text:list-item>
                  <text:list-item>
                    <text:p>PHP PB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PB PHPESTE</text:p>
                <text:list>
                  <text:list-item>
                    <text:p/>
                  </text:list-item>
                  <text:list-item>
                    <text:p>PHPESTE</text:p>
                  </text:list-item>
                </text:list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A PHPBA</text:p>
                <text:list>
                  <text:list-item>
                    <text:p>BA</text:p>
                  </text:list-item>
                  <text:list-item>
                    <text:p>PHPBA</text:p>
                  </text:list-item>
                </text:list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E PHP Pernambuco</text:p>
                <text:list>
                  <text:list-item>
                    <text:p>PE</text:p>
                  </text:list-item>
                  <text:list-item>
                    <text:p>PHP Pernambuco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 PHP User Group – Alagoas</text:p>
                <text:list>
                  <text:list-item>
                    <text:p>AL</text:p>
                  </text:list-item>
                  <text:list-item>
                    <text:p>PHP User Group – Alagoas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PI PHP PI</text:p>
                <text:list>
                  <text:list-item>
                    <text:p>PI</text:p>
                  </text:list-item>
                  <text:list-item>
                    <text:p>PHP PI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2.2$Windows_X86_64 LibreOffice_project/98b30e735bda24bc04ab42594c85f7fd8be07b9c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